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YKŁAD:</text:p>
      <text:p text:style-name="P1"/>
      <text:list xml:id="list2906400498278036876" text:style-name="WWNum2">
        <text:list-item>
          <text:p text:style-name="P4">Wstęp [czas przyszły]</text:p>
        </text:list-item>
        <text:list-item>
          <text:p text:style-name="P4">Przegląd rozwiązań tego problemu - wady i zalety, licencja</text:p>
        </text:list-item>
        <text:list-item>
          <text:p text:style-name="P4">Opis problemu technicznego</text:p>
        </text:list-item>
        <text:list-item>
          <text:p text:style-name="P4">Problem - co chcemy zrobić, jak chcemy zrobić i po co [Czas teraźniejszy]</text:p>
          <text:list>
            <text:list-item>
              <text:p text:style-name="P6">Rozwiązanie - co zrobiliśmy</text:p>
            </text:list-item>
            <text:list-item>
              <text:p text:style-name="P6">Architektura - diagramy, schematy budowy, tabelka z kosztami</text:p>
            </text:list-item>
            <text:list-item>
              <text:p text:style-name="P6">Testy - nie kryjemy tego, że program na czymś nie działa</text:p>
            </text:list-item>
          </text:list>
        </text:list-item>
        <text:list-item>
          <text:p text:style-name="P4">Podsumowanie [Czas przeszły] (porażka też jest wynikiem)</text:p>
          <text:list>
            <text:list-item>
              <text:p text:style-name="P6">uwagi </text:p>
            </text:list-item>
            <text:list-item>
              <text:p text:style-name="P6">“future work” - co jeszcze można dodać do naszego tematu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Format pracy:</text:p>
      <text:list xml:id="list4826829816418161538" text:style-name="WWNum1">
        <text:list-item>
          <text:p text:style-name="P5">Times new roman 12 / curier new 11</text:p>
        </text:list-item>
        <text:list-item>
          <text:p text:style-name="P5">1,5 pkt linii odstepu</text:p>
        </text:list-item>
        <text:list-item>
          <text:p text:style-name="P5">spis do max 3 poziomow</text:p>
        </text:list-item>
        <text:list-item>
          <text:p text:style-name="P5">spis rysunkow/listingow gdy ich ilosc przekracza 10</text:p>
        </text:list-item>
        <text:list-item>
          <text:p text:style-name="P5">strona tytulowa przyklady na: apd.umk.pl</text:p>
        </text:list-item>
        <text:list-item>
          <text:p text:style-name="P5">opis pod rysunkiem z informacja o zrodle</text:p>
        </text:list-item>
        <text:list-item>
          <text:p text:style-name="P5">bez podziekowan</text:p>
        </text:list-item>
        <text:list-item>
          <text:p text:style-name="P5">konsekwencja jezykowa</text:p>
        </text:list-item>
        <text:list-item>
          <text:p text:style-name="P5">System cytowania: Vanocuver</text:p>
          <text:list>
            <text:list-item>
              <text:p text:style-name="P7">kto o ile da sie ustalic</text:p>
            </text:list-item>
            <text:list-item>
              <text:p text:style-name="P7">tytul</text:p>
            </text:list-item>
            <text:list-item>
              <text:p text:style-name="P7">zrodlo - link + dostep ewentualnie papierowo czyli wydawnictwo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153" meta:character-count="867" meta:non-whitespace-character-count="759"/>
    <meta:generator>LibreOffice/5.2.6.2$Linux_X86_64 LibreOffice_project/20$Build-2</meta:generator>
  </office:meta>
</office:document-meta>
</file>